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ea9c" officeooo:paragraph-rsid="001eea9c"/>
    </style:style>
    <style:style style:name="P2" style:family="paragraph" style:parent-style-name="Standard">
      <style:text-properties officeooo:rsid="001eea9c" officeooo:paragraph-rsid="0022fdf8"/>
    </style:style>
    <style:style style:name="P3" style:family="paragraph" style:parent-style-name="Standard">
      <style:text-properties officeooo:rsid="00204a2d" officeooo:paragraph-rsid="00204a2d"/>
    </style:style>
    <style:style style:name="P4" style:family="paragraph" style:parent-style-name="Standard">
      <style:text-properties officeooo:rsid="00204a2d" officeooo:paragraph-rsid="0022fdf8"/>
    </style:style>
    <style:style style:name="P5" style:family="paragraph" style:parent-style-name="Standard">
      <style:text-properties officeooo:rsid="002449bc" officeooo:paragraph-rsid="002449bc"/>
    </style:style>
    <style:style style:name="T1" style:family="text">
      <style:text-properties officeooo:rsid="0020a712"/>
    </style:style>
    <style:style style:name="T2" style:family="text">
      <style:text-properties officeooo:rsid="0022fdf8"/>
    </style:style>
    <style:style style:name="T3" style:family="text">
      <style:text-properties officeooo:rsid="00280021"/>
    </style:style>
    <style:style style:name="T4" style:family="text">
      <style:text-properties officeooo:rsid="00299a46"/>
    </style:style>
    <style:style style:name="T5" style:family="text">
      <style:text-properties officeooo:rsid="002e4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<text:span text:style-name="T5">18.01.19</text:span></text:p>
      <text:p text:style-name="P1"/>
      <text:p text:style-name="P1">Beginn: 9:18</text:p>
      <text:p text:style-name="P1"/>
      <text:p text:style-name="P1">Ende: <text:span text:style-name="T4">10:50</text:span></text:p>
      <text:p text:style-name="P1"/>
      <text:p text:style-name="P1"/>
      <text:p text:style-name="P1">Generell: </text:p>
      <text:p text:style-name="P1"/>
      <text:p text:style-name="P1">- kurze Präsentation des Android und PC Fortschritts</text:p>
      <text:p text:style-name="P1"/>
      <text:p text:style-name="P1">- <text:span text:style-name="T3">QA und DevOps angucken, Changelog für Dokumente, Stundenzettel, Protokolle, Backlog</text:span></text:p>
      <text:p text:style-name="P1"/>
      <text:p text:style-name="P1"/>
      <text:p text:style-name="P3">Android Player</text:p>
      <text:p text:style-name="P3"/>
      <text:p text:style-name="P3"><text:tab/>- <text:span text:style-name="T2">Player Hands werden im Update richtig übergeben</text:span></text:p>
      <text:p text:style-name="P1"/>
      <text:p text:style-name="P2"><text:tab/>- <text:span text:style-name="T2">Playerhand statt Tileansicht</text:span></text:p>
      <text:p text:style-name="P2"/>
      <text:p text:style-name="P2"><text:tab/>- <text:span text:style-name="T2">Tileswap und PlayTiles</text:span></text:p>
      <text:p text:style-name="P2"/>
      <text:p text:style-name="P2"><text:tab/>- <text:span text:style-name="T2">Anwählen der Tiles in der Hand</text:span></text:p>
      <text:p text:style-name="P2"/>
      <text:p text:style-name="P1"/>
      <text:p text:style-name="P3">PC Observer</text:p>
      <text:p text:style-name="P3"/>
      <text:p text:style-name="P4"><text:tab/>- <text:span text:style-name="T1">Playerhand updaten <text:tab/><text:tab/><text:tab/><text:tab/><text:tab/>-&gt; aus Android holen</text:span></text:p>
      <text:p text:style-name="P1"/>
      <text:p text:style-name="P1"><text:tab/>- <text:span text:style-name="T1">Chat funktioniert<text:tab/><text:tab/><text:tab/><text:tab/><text:tab/></text:span></text:p>
      <text:p text:style-name="P1"/>
      <text:p text:style-name="P1"><text:tab/>- <text:span text:style-name="T1">Scores an die View<text:tab/><text:tab/><text:tab/><text:tab/><text:tab/></text:span></text:p>
      <text:p text:style-name="P1"/>
      <text:p text:style-name="P1"><text:tab/>- <text:span text:style-name="T1">Bag Tiles und View anzeigen updaten<text:tab/><text:tab/></text:span></text:p>
      <text:p text:style-name="P1"/>
      <text:p text:style-name="P1"><text:tab/>-<text:span text:style-name="T1"> Endgame, Winner<text:tab/><text:tab/><text:tab/><text:tab/></text:span></text:p>
      <text:p text:style-name="P1"/>
      <text:p text:style-name="P1"><text:tab/>- <text:span text:style-name="T1">Abort, Leave<text:tab/><text:tab/><text:tab/><text:tab/><text:tab/><text:tab/></text:span></text:p>
      <text:p text:style-name="P1"><text:s/></text:p>
      <text:p text:style-name="P1"/>
      <text:p text:style-name="P1"/>
      <text:p text:style-name="P5">KI </text:p>
      <text:p text:style-name="P5"/>
      <text:p text:style-name="P5"><text:tab/>- intern verkabeln damit getestet werden kann </text:p>
      <text:p text:style-name="P5"/>
      <text:p text:style-name="P5"><text:s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33S</meta:editing-duration>
    <meta:editing-cycles>12</meta:editing-cycles>
    <meta:generator>LibreOffice/5.4.6.2$Windows_X86_64 LibreOffice_project/4014ce260a04f1026ba855d3b8d91541c224eab8</meta:generator>
    <dc:date>2019-01-20T17:11:30.884000000</dc:date>
    <meta:document-statistic meta:table-count="0" meta:image-count="0" meta:object-count="0" meta:page-count="1" meta:paragraph-count="22" meta:word-count="89" meta:character-count="585" meta:non-whitespace-character-count="473"/>
    <meta:user-defined meta:name="Info 1"/>
    <meta:user-defined meta:name="Info 2"/>
    <meta:user-defined meta:name="Info 3"/>
    <meta:user-defined meta:name="Info 4"/>
  </office:meta>
</office:document-meta>
</file>